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075cm"/>
        </style:tab-stops>
      </style:paragraph-properties>
      <style:text-properties officeooo:paragraph-rsid="001a48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ORT NUMBER:--</text:span></text:p>
      <text:p text:style-name="P1"><text:span text:style-name="T5"><text:s/></text:span><text:line-break/>• 18 – MSP (Message Send Protocol)<text:line-break/>• 20 - FTP (File Transfer Protocol) for data transfer<text:line-break/>• 21 – FTP (File Transfer Protocol) for data control<text:line-break/>• 23 – Telnet<text:line-break/>• 22 – SSH - Remote Login Protocol<text:line-break/>• 25 - SMTP (Simple Mail Transfer Protocol) for is <text:line-break/>used for sending mails.<text:line-break/>• 53 – DNS (Domain Name System)<text:line-break/>• 67 – DHCP (Dynamic Host Configuration Protocol) for <text:line-break/>sending data to the server – Bootps<text:line-break/>• 68 – DHCP (Dynamic Host Configuration Protocol) for <text:line-break/>data to the client - Bootpc<text:line-break/>• 80 – HTTP (Hypertext Transfer Protocol)<text:line-break/>• 109 – POP2<text:line-break/>• 110 - POP3 (Post Office Protocol) used for <text:line-break/>receiving mails but it uses log-in process.<text:line-break/>• 119 – NNTP (Network News Transfer Protocol)<text:line-break/>• 137 – NetBIOS Name Service<text:line-break/>• 139 – NetBIOS Datagram Service<text:line-break/>• 143 – IMAP4 (Interim Mail Access Protocol) used for <text:line-break/>receiving mails.<text:line-break/>• 150 – NetBIOS Session Service<text:line-break/>• 161 – SNMP<text:line-break/>• 179 – BGP (Border Gateway Protocol)<text:line-break/>• 389 – LDAP (Lightweight Directory Access Protocol)<text:line-break/>• 443 – HTTPS (HTTP-secure)<text:line-break/>• 546 – DHCP Client<text:line-break/>• 547 – DHCP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33:49.442809435</meta:creation-date>
    <dc:date>2017-03-06T10:35:41.099396512</dc:date>
    <meta:editing-duration>PT1M52S</meta:editing-duration>
    <meta:editing-cycles>1</meta:editing-cycles>
    <meta:document-statistic meta:table-count="0" meta:image-count="0" meta:object-count="0" meta:page-count="1" meta:paragraph-count="2" meta:word-count="171" meta:character-count="1017" meta:non-whitespace-character-count="820"/>
    <meta:generator>LibreOffice/5.1.6.2$Linux_X86_64 LibreOffice_project/10m0$Build-2</meta:generator>
  </office:meta>
</office:document-meta>
</file>